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9.951cm" loext:decorative="false"/>
      <style:paragraph-properties style:writing-mode="lr-tb"/>
    </style:style>
    <style:style style:name="gr2" style:family="graphic" style:parent-style-name="standard">
      <style:graphic-properties draw:stroke="none" draw:fill="none" fo:min-height="1.012cm" loext:decorative="false"/>
      <style:paragraph-properties style:writing-mode="lr-tb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016cm" svg:height="10.201cm" svg:x="2.25cm" svg:y="5.25cm">
          <draw:text-box>
            <text:p>cd Projekt &amp;&amp; source .venv/bin/activate &amp;&amp; python main.py</text:p>
          </draw:text-box>
        </draw:frame>
        <draw:frame draw:style-name="gr2" draw:text-style-name="P1" draw:layer="layout" svg:width="8.021cm" svg:height="1.262cm" svg:x="4cm" svg:y="8.738cm">
          <draw:text-box>
            <text:p>pkill -f main.py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5T06:36:38.444593475</meta:creation-date>
    <dc:date>2025-11-05T20:12:49.840080239</dc:date>
    <meta:editing-duration>PT12H41M48S</meta:editing-duration>
    <meta:editing-cycles>1</meta:editing-cycles>
    <meta:document-statistic meta:object-count="2"/>
    <meta:generator>LibreOffice/24.2.7.2$Linux_X86_64 LibreOffice_project/420$Build-2</meta:generator>
  </office:meta>
</office:document-meta>
</file>